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officeooo:rsid="001a0b9d" officeooo:paragraph-rsid="001a0b9d"/>
    </style:style>
    <style:style style:name="P7" style:family="paragraph" style:parent-style-name="Standard">
      <style:paragraph-properties fo:text-align="justify" style:justify-single-word="false"/>
      <style:text-properties officeooo:rsid="001a0b9d" officeooo:paragraph-rsid="001a0b9d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a0b9d" officeooo:paragraph-rsid="001a0b9d"/>
    </style:style>
    <style:style style:name="P9" style:family="paragraph" style:parent-style-name="Standard">
      <style:paragraph-properties fo:text-align="justify" style:justify-single-word="false"/>
      <style:text-properties officeooo:rsid="001a3961" officeooo:paragraph-rsid="001a3961"/>
    </style:style>
    <style:style style:name="P10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officeooo:rsid="001a0b9d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a396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eport on learning practice # 1</text:span></text:p>
      <text:p text:style-name="P2"><text:span text:style-name="T1">Analysis of univariate random variable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Performed by:</text:span></text:p>
      <text:p text:style-name="P6"><text:span text:style-name="T1">Patrik Stronski</text:span></text:p>
      <text:p text:style-name="P6"><text:span text:style-name="T1">Ivan Pavelev</text:span></text:p>
      <text:p text:style-name="P6"><text:span text:style-name="T1">J4133C</text:span></text:p>
      <text:p text:style-name="P5"/>
      <text:p text:style-name="P5"/>
      <text:p text:style-name="P2"><text:span text:style-name="T1">Saint-Petersburg</text:span></text:p>
      <text:p text:style-name="P2"><text:span text:style-name="T1">202</text:span><text:span text:style-name="T2">1</text:span></text:p>
      <text:p text:style-name="P3"/>
      <text:p text:style-name="P3"/>
      <text:p text:style-name="P1"><text:soft-page-break/><text:span text:style-name="T3">Table of contents:</text:span></text:p>
      <text:p text:style-name="P3"/>
      <text:p text:style-name="P1"><text:span text:style-name="T1">1. </text:span><text:span text:style-name="T3">Substantiation of chosen subsample;</text:span></text:p>
      <text:p text:style-name="P7"><text:span text:style-name="T1">We have chosen to assess two variables from our dataset:</text:span></text:p>
      <text:list xml:id="list2794405823" text:style-name="L1">
        <text:list-item>
          <text:p text:style-name="P8">fire_size — size of fire</text:p>
        </text:list-item>
        <text:list-item>
          <text:p text:style-name="P8">Temp_cont — temperature after the fire was contained (up to a day)</text:p>
        </text:list-item>
      </text:list>
      <text:p text:style-name="P7">Nevertheless, there are many classes of fires. The fires can be from A to G, whereas in the dataset enough information is only for classes B-G. Under this condition for each class the density is plotted. The aim of this assessment is to <text:span text:style-name="T8">assess how big are the fires for each class and how high is the temperature after the fire was contained.</text:span></text:p>
      <text:p text:style-name="P7"/>
      <text:p text:style-name="P9">There are also files representing the assessment of <text:span text:style-name="T9">fire_sizeI </text:span><text:span text:style-name="T10">and </text:span><text:span text:style-name="T9">Temp_cont</text:span><text:span text:style-name="T10"> regardless of fire class.</text:span></text:p>
      <text:p text:style-name="P1"><text:span text:style-name="T1">2. </text:span><text:span text:style-name="T3">Plotting a non-parametric estimation of PDF in form of a histogram and using kernel density function (or probability law in case of discrete RV)</text:span></text:p>
      <text:p text:style-name="P1"><text:span text:style-name="T1"/></text:p>
      <text:p text:style-name="P1"><text:span text:style-name="T1">3. Order statistics estimation and its representation as “box with whiskers” plot.</text:span></text:p>
      <text:p text:style-name="P1"><text:span text:style-name="T1"/></text:p>
      <text:p text:style-name="P1"><text:span text:style-name="T1">4. Selection of theoretical distributions that best reflect empirical data;</text:span></text:p>
      <text:p text:style-name="P1"><text:span text:style-name="T1"/></text:p>
      <text:p text:style-name="P1"><text:span text:style-name="T1">5. Estimation of random variable distribution parameters using maximum likelihood technique and LS methods.</text:span></text:p>
      <text:p text:style-name="P1"><text:span text:style-name="T1"/></text:p>
      <text:p text:style-name="P1"><text:span text:style-name="T1">6. Validation of empirical and theoretical distributions using quantile biplots.</text:span></text:p>
      <text:p text:style-name="P1"><text:span text:style-name="T1"/></text:p>
      <text:p text:style-name="P1"><text:span text:style-name="T4">7. Statistical tests (2 at least).</text:span></text:p>
      <text:p text:style-name="P1"><text:span text:style-name="T4"/></text:p>
      <text:p text:style-name="P1"/>
      <text:p text:style-name="P1"><text:span text:style-name="T5">Sourcecode</text:span></text:p>
      <text:p text:style-name="P1"><text:a xlink:type="simple" xlink:href="https://github.com/PatrykStronski/MultivariateAnalysis_Task1" text:style-name="Internet_20_link" text:visited-style-name="Visited_20_Internet_20_Link">https://github.com/PatrykStronski/MultivariateAnalysis_Task1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Борисова Юлия Ивановна</meta:initial-creator>
    <meta:editing-cycles>9</meta:editing-cycles>
    <meta:creation-date>2020-11-22T18:09:00</meta:creation-date>
    <dc:date>2021-11-15T02:46:07.854278519</dc:date>
    <dc:language>en-US</dc:language>
    <meta:editing-duration>P1DT6H45M50S</meta:editing-duration>
    <meta:generator>LibreOffice/6.4.7.2$Linux_X86_64 LibreOffice_project/40$Build-2</meta:generator>
    <meta:document-statistic meta:table-count="0" meta:image-count="0" meta:object-count="0" meta:page-count="2" meta:paragraph-count="23" meta:word-count="212" meta:character-count="1379" meta:non-whitespace-character-count="11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